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141DA5FB4D3D7E64B89.png" manifest:media-type="image/png"/>
  <manifest:file-entry manifest:full-path="Pictures/100000010000027A0000011CA338320D53BBF905.png" manifest:media-type="image/png"/>
  <manifest:file-entry manifest:full-path="Pictures/1000000100000264000000E5FB34A7CC788AC015.png" manifest:media-type="image/png"/>
  <manifest:file-entry manifest:full-path="Pictures/1000000100000385000000E6D8ED0567D9FB40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7e5d" officeooo:paragraph-rsid="00197e5d" style:font-size-asian="17.5pt" style:font-size-complex="20pt"/>
    </style:style>
    <style:style style:name="P2" style:family="paragraph" style:parent-style-name="Standard">
      <style:text-properties fo:font-size="20pt" officeooo:rsid="001985a3" officeooo:paragraph-rsid="001985a3" style:font-size-asian="17.5pt" style:font-size-complex="20pt"/>
    </style:style>
    <style:style style:name="P3" style:family="paragraph" style:parent-style-name="Standard">
      <style:text-properties fo:font-size="20pt" officeooo:rsid="0019b894" officeooo:paragraph-rsid="0019b894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 </text:p>
      <text:p text:style-name="P1"/>
      <text:p text:style-name="P1"><draw:frame draw:style-name="fr2" draw:name="Image1" text:anchor-type="char" svg:width="17cm" svg:height="4.339cm" draw:z-index="0"><draw:image xlink:href="Pictures/1000000100000385000000E6D8ED0567D9FB402C.png" xlink:type="simple" xlink:show="embed" xlink:actuate="onLoad" draw:mime-type="image/png"/></draw:frame><text:s/></text:p>
      <text:p text:style-name="P1"/>
      <text:p text:style-name="P1"/>
      <text:p text:style-name="P1">Question 2}</text:p>
      <text:p text:style-name="P1"/>
      <text:p text:style-name="P1"><draw:frame draw:style-name="fr1" draw:name="Image2" text:anchor-type="char" svg:width="16.193cm" svg:height="6.059cm" draw:z-index="1"><draw:image xlink:href="Pictures/1000000100000264000000E5FB34A7CC788AC01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stion 3}</text:p>
      <text:p text:style-name="P2"/>
      <text:p text:style-name="P2"><text:s/><draw:frame draw:style-name="fr1" draw:name="Image3" text:anchor-type="char" svg:width="16.775cm" svg:height="7.514cm" draw:z-index="2"><draw:image xlink:href="Pictures/100000010000027A0000011CA338320D53BBF9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uestion 4}</text:p>
      <text:p text:style-name="P3"/>
      <text:p text:style-name="P3"><draw:frame draw:style-name="fr1" draw:name="Image4" text:anchor-type="char" svg:width="12.515cm" svg:height="8.493cm" draw:z-index="3"><draw:image xlink:href="Pictures/10000001000001D900000141DA5FB4D3D7E64B89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4:38:22.594344586</meta:creation-date>
    <dc:date>2024-03-14T15:47:23.914290849</dc:date>
    <meta:editing-duration>PT8M17S</meta:editing-duration>
    <meta:editing-cycles>1</meta:editing-cycles>
    <meta:document-statistic meta:table-count="0" meta:image-count="4" meta:object-count="0" meta:page-count="2" meta:paragraph-count="7" meta:word-count="8" meta:character-count="48" meta:non-whitespace-character-count="40"/>
    <meta:generator>LibreOffice/7.3.7.2$Linux_X86_64 LibreOffice_project/30$Build-2</meta:generator>
  </office:meta>
</office:document-meta>
</file>